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03afc" officeooo:paragraph-rsid="0017efaa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font-weight="bold" officeooo:rsid="001f5e40" officeooo:paragraph-rsid="002bd16a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rsid="000454ad" officeooo:paragraph-rsid="002bd16a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rsid="0013d090" officeooo:paragraph-rsid="002bd16a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rsid="001ede30" officeooo:paragraph-rsid="002bd16a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ede30" officeooo:paragraph-rsid="002bd16a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fo:color="#bf0041" loext:opacity="100%" officeooo:rsid="001f5e40" officeooo:paragraph-rsid="002bd16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f5e40" officeooo:paragraph-rsid="002bd16a"/>
    </style:style>
    <style:style style:name="P9" style:family="paragraph" style:parent-style-name="Text_20_body" style:list-style-name="L1">
      <style:paragraph-properties fo:margin-top="0cm" fo:margin-bottom="0cm" style:contextual-spacing="false" fo:line-height="100%"/>
      <style:text-properties fo:color="#ff860d" loext:opacity="100%" fo:font-weight="bold" officeooo:rsid="001f9107" officeooo:paragraph-rsid="002bd16a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fo:color="#158466" loext:opacity="100%" fo:font-weight="normal" officeooo:rsid="001f5e40" officeooo:paragraph-rsid="002bd16a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fo:color="#2a6099" loext:opacity="100%" fo:font-weight="normal" officeooo:rsid="001f5e40" officeooo:paragraph-rsid="002bd16a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rsid="000b8fce" officeooo:paragraph-rsid="002bd16a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b22d2" officeooo:paragraph-rsid="002bd16a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1b22d2" officeooo:paragraph-rsid="002bd16a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2f188" officeooo:paragraph-rsid="002bd16a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2bd16a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cfb73" officeooo:paragraph-rsid="002bd16a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48414" officeooo:paragraph-rsid="002bd16a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2fd099" officeooo:paragraph-rsid="002bd16a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fd099" officeooo:paragraph-rsid="002bd16a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312e9f" officeooo:paragraph-rsid="002bd16a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12e9f" officeooo:paragraph-rsid="002bd16a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441831" officeooo:paragraph-rsid="002bd16a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41831" officeooo:paragraph-rsid="002bd16a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41831" officeooo:paragraph-rsid="003cc8a8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41831" officeooo:paragraph-rsid="003f28b8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41831" officeooo:paragraph-rsid="002bd16a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5eafd" officeooo:paragraph-rsid="002bd16a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color="#158466" loext:opacity="100%" officeooo:rsid="001e4e59" officeooo:paragraph-rsid="002bd16a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b530b" officeooo:paragraph-rsid="002bd16a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80ffc" officeooo:paragraph-rsid="002bd16a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743bb" officeooo:paragraph-rsid="002bd16a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2bd16a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367005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2d8c61" officeooo:paragraph-rsid="00384399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b530b" officeooo:paragraph-rsid="00384399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367005" officeooo:paragraph-rsid="00384399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67005" officeooo:paragraph-rsid="00384399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158466" loext:opacity="100%" officeooo:rsid="001e4e59" officeooo:paragraph-rsid="00384399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384399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384399"/>
    </style:style>
    <style:style style:name="P42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2d8c61" officeooo:paragraph-rsid="002bd16a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b530b" officeooo:paragraph-rsid="00346f12"/>
    </style:style>
    <style:style style:name="P44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b530b" officeooo:paragraph-rsid="002d8c61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743bb" officeooo:paragraph-rsid="002d8c61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743bb" officeooo:paragraph-rsid="00367005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158466" loext:opacity="100%" officeooo:rsid="001e4e59" officeooo:paragraph-rsid="002d8c61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2d8c61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2d8c61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2bd16a" officeooo:paragraph-rsid="002bd16a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bd16a" officeooo:paragraph-rsid="002f48ee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bd16a" officeooo:paragraph-rsid="002bf43e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441831" officeooo:paragraph-rsid="002bf43e"/>
    </style:style>
    <style:style style:name="P54" style:family="paragraph" style:parent-style-name="Text_20_body" style:list-style-name="L1">
      <style:paragraph-properties fo:margin-top="0cm" fo:margin-bottom="0cm" style:contextual-spacing="false" fo:line-height="100%"/>
      <style:text-properties fo:color="#ff860d" loext:opacity="100%" fo:font-weight="bold" officeooo:rsid="00214ccf" officeooo:paragraph-rsid="002bd16a" style:font-weight-asian="bold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rsid="000e82b4" officeooo:paragraph-rsid="002bd16a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02bd16a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9b124" officeooo:paragraph-rsid="002bd16a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fo:color="#2a6099" loext:opacity="100%" style:font-name="Liberation Serif" fo:font-size="12pt" fo:font-weight="normal" officeooo:rsid="002758d9" officeooo:paragraph-rsid="002bd16a" fo:background-color="transparent" style:font-size-asian="12pt" style:font-size-complex="12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Liberation Serif" fo:font-size="12pt" fo:font-weight="normal" officeooo:rsid="002758d9" officeooo:paragraph-rsid="002bd16a" fo:background-color="transparent" style:font-size-asian="12pt" style:font-size-complex="12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12pt" fo:font-weight="normal" officeooo:rsid="002758d9" officeooo:paragraph-rsid="002bd16a" fo:background-color="transparent" style:font-size-asian="12pt" style:font-size-complex="12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214ccf" officeooo:paragraph-rsid="002bd16a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12pt" fo:font-weight="normal" officeooo:rsid="00214ccf" officeooo:paragraph-rsid="002bd16a" fo:background-color="transparent" style:font-size-asian="12pt" style:font-size-complex="12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weight="bold" officeooo:rsid="0025f0fd" officeooo:paragraph-rsid="002bd16a" style:font-weight-asian="bold" style:font-weight-complex="bold"/>
    </style:style>
    <style:style style:name="P64" style:family="paragraph" style:parent-style-name="Text_20_body">
      <style:paragraph-properties fo:line-height="100%"/>
      <style:text-properties style:use-window-font-color="true" loext:opacity="0%" fo:font-weight="normal" officeooo:rsid="0025f0fd" officeooo:paragraph-rsid="002bd16a" style:font-weight-asian="normal" style:font-weight-complex="normal"/>
    </style:style>
    <style:style style:name="P65" style:family="paragraph" style:parent-style-name="Text_20_body">
      <style:paragraph-properties fo:line-height="100%"/>
      <style:text-properties style:use-window-font-color="true" loext:opacity="0%" officeooo:rsid="000454ad" officeooo:paragraph-rsid="002bd16a"/>
    </style:style>
    <style:style style:name="T1" style:family="text">
      <style:text-properties officeooo:rsid="0017efaa"/>
    </style:style>
    <style:style style:name="T2" style:family="text">
      <style:text-properties fo:color="#a7074b" loext:opacity="100%" officeooo:rsid="001ede30"/>
    </style:style>
    <style:style style:name="T3" style:family="text">
      <style:text-properties fo:color="#a7074b" loext:opacity="100%"/>
    </style:style>
    <style:style style:name="T4" style:family="text">
      <style:text-properties officeooo:rsid="001b22d2"/>
    </style:style>
    <style:style style:name="T5" style:family="text">
      <style:text-properties officeooo:rsid="0013d090"/>
    </style:style>
    <style:style style:name="T6" style:family="text">
      <style:text-properties officeooo:rsid="001ede30"/>
    </style:style>
    <style:style style:name="T7" style:family="text">
      <style:text-properties fo:color="#2a6099" loext:opacity="100%" officeooo:rsid="001ede30"/>
    </style:style>
    <style:style style:name="T8" style:family="text">
      <style:text-properties style:use-window-font-color="true" loext:opacity="0%" officeooo:rsid="0022d8ea"/>
    </style:style>
    <style:style style:name="T9" style:family="text">
      <style:text-properties fo:color="#000000" loext:opacity="100%" officeooo:rsid="001ede30"/>
    </style:style>
    <style:style style:name="T10" style:family="text">
      <style:text-properties style:use-window-font-color="true" loext:opacity="0%" officeooo:rsid="001ede30"/>
    </style:style>
    <style:style style:name="T11" style:family="text">
      <style:text-properties style:use-window-font-color="true" loext:opacity="0%" officeooo:rsid="001f5e40"/>
    </style:style>
    <style:style style:name="T12" style:family="text">
      <style:text-properties fo:color="#2a6099" loext:opacity="100%" officeooo:rsid="001f5e40"/>
    </style:style>
    <style:style style:name="T13" style:family="text">
      <style:text-properties style:use-window-font-color="true" loext:opacity="0%"/>
    </style:style>
    <style:style style:name="T14" style:family="text">
      <style:text-properties fo:color="#2a6099" loext:opacity="100%"/>
    </style:style>
    <style:style style:name="T15" style:family="text">
      <style:text-properties fo:color="#2a6099" loext:opacity="100%" officeooo:rsid="001f9107"/>
    </style:style>
    <style:style style:name="T16" style:family="text">
      <style:text-properties fo:color="#158466" loext:opacity="100%"/>
    </style:style>
    <style:style style:name="T17" style:family="text">
      <style:text-properties fo:color="#158466" loext:opacity="100%" officeooo:rsid="000b6d78"/>
    </style:style>
    <style:style style:name="T18" style:family="text">
      <style:text-properties fo:color="#158466" loext:opacity="100%" officeooo:rsid="001f9107"/>
    </style:style>
    <style:style style:name="T19" style:family="text">
      <style:text-properties officeooo:rsid="001f9107"/>
    </style:style>
    <style:style style:name="T20" style:family="text">
      <style:text-properties officeooo:rsid="00166575"/>
    </style:style>
    <style:style style:name="T21" style:family="text">
      <style:text-properties officeooo:rsid="001834bd"/>
    </style:style>
    <style:style style:name="T22" style:family="text">
      <style:text-properties fo:color="#2a6099" loext:opacity="100%" officeooo:rsid="001cfb73"/>
    </style:style>
    <style:style style:name="T23" style:family="text">
      <style:text-properties officeooo:rsid="0022f188"/>
    </style:style>
    <style:style style:name="T24" style:family="text">
      <style:text-properties officeooo:rsid="001cfb73"/>
    </style:style>
    <style:style style:name="T25" style:family="text">
      <style:text-properties officeooo:rsid="00248414"/>
    </style:style>
    <style:style style:name="T26" style:family="text">
      <style:text-properties officeooo:rsid="00304286"/>
    </style:style>
    <style:style style:name="T27" style:family="text">
      <style:text-properties officeooo:rsid="00312e9f"/>
    </style:style>
    <style:style style:name="T28" style:family="text">
      <style:text-properties style:use-window-font-color="true" loext:opacity="0%" officeooo:rsid="003f28b8"/>
    </style:style>
    <style:style style:name="T29" style:family="text">
      <style:text-properties officeooo:rsid="002bd16a"/>
    </style:style>
    <style:style style:name="T30" style:family="text">
      <style:text-properties officeooo:rsid="0045eafd"/>
    </style:style>
    <style:style style:name="T31" style:family="text">
      <style:text-properties officeooo:rsid="004743bb"/>
    </style:style>
    <style:style style:name="T32" style:family="text">
      <style:text-properties officeooo:rsid="00491df4"/>
    </style:style>
    <style:style style:name="T33" style:family="text">
      <style:text-properties officeooo:rsid="003cc8a8"/>
    </style:style>
    <style:style style:name="T34" style:family="text">
      <style:text-properties officeooo:rsid="003f28b8"/>
    </style:style>
    <style:style style:name="T35" style:family="text">
      <style:text-properties officeooo:rsid="00480ffc"/>
    </style:style>
    <style:style style:name="T36" style:family="text">
      <style:text-properties fo:color="#2a6099" loext:opacity="100%" officeooo:rsid="00480ffc"/>
    </style:style>
    <style:style style:name="T37" style:family="text">
      <style:text-properties style:use-window-font-color="true" loext:opacity="0%" officeooo:rsid="002d8c61"/>
    </style:style>
    <style:style style:name="T38" style:family="text">
      <style:text-properties style:use-window-font-color="true" loext:opacity="0%" officeooo:rsid="0045eafd"/>
    </style:style>
    <style:style style:name="T39" style:family="text">
      <style:text-properties style:use-window-font-color="true" loext:opacity="0%" officeooo:rsid="00480ffc"/>
    </style:style>
    <style:style style:name="T40" style:family="text">
      <style:text-properties fo:color="#2a6099" loext:opacity="100%" officeooo:rsid="00491df4"/>
    </style:style>
    <style:style style:name="T41" style:family="text">
      <style:text-properties officeooo:rsid="003259b2"/>
    </style:style>
    <style:style style:name="T42" style:family="text">
      <style:text-properties officeooo:rsid="0034506e"/>
    </style:style>
    <style:style style:name="T43" style:family="text">
      <style:text-properties fo:color="#ff0000" loext:opacity="100%" officeooo:rsid="00491df4"/>
    </style:style>
    <style:style style:name="T44" style:family="text">
      <style:text-properties fo:color="#ff0000" loext:opacity="100%" officeooo:rsid="003f45dd"/>
    </style:style>
    <style:style style:name="T45" style:family="text">
      <style:text-properties officeooo:rsid="004b530b"/>
    </style:style>
    <style:style style:name="T46" style:family="text">
      <style:text-properties fo:color="#158466" loext:opacity="100%" officeooo:rsid="001e4e59"/>
    </style:style>
    <style:style style:name="T47" style:family="text">
      <style:text-properties fo:color="#158466" loext:opacity="100%" officeooo:rsid="003384c8"/>
    </style:style>
    <style:style style:name="T48" style:family="text">
      <style:text-properties fo:color="#158466" loext:opacity="100%" officeooo:rsid="002fd099"/>
    </style:style>
    <style:style style:name="T49" style:family="text">
      <style:text-properties fo:color="#2a6099" loext:opacity="100%" officeooo:rsid="004743bb"/>
    </style:style>
    <style:style style:name="T50" style:family="text">
      <style:text-properties style:use-window-font-color="true" loext:opacity="0%" officeooo:rsid="002fd099"/>
    </style:style>
    <style:style style:name="T51" style:family="text">
      <style:text-properties style:use-window-font-color="true" loext:opacity="0%" officeooo:rsid="003384c8"/>
    </style:style>
    <style:style style:name="T52" style:family="text">
      <style:text-properties style:use-window-font-color="true" loext:opacity="0%" officeooo:rsid="002ff7a7"/>
    </style:style>
    <style:style style:name="T53" style:family="text">
      <style:text-properties officeooo:rsid="001e4e59"/>
    </style:style>
    <style:style style:name="T54" style:family="text">
      <style:text-properties officeooo:rsid="002fd099"/>
    </style:style>
    <style:style style:name="T55" style:family="text">
      <style:text-properties officeooo:rsid="003384c8"/>
    </style:style>
    <style:style style:name="T56" style:family="text">
      <style:text-properties officeooo:rsid="002ff7a7"/>
    </style:style>
    <style:style style:name="T57" style:family="text">
      <style:text-properties fo:color="#ff0000" loext:opacity="100%" officeooo:rsid="003d2975"/>
    </style:style>
    <style:style style:name="T58" style:family="text">
      <style:text-properties style:use-window-font-color="true" loext:opacity="0%" officeooo:rsid="004743bb"/>
    </style:style>
    <style:style style:name="T59" style:family="text">
      <style:text-properties officeooo:rsid="00367005"/>
    </style:style>
    <style:style style:name="T60" style:family="text">
      <style:text-properties officeooo:rsid="003d3fb5"/>
    </style:style>
    <style:style style:name="T61" style:family="text">
      <style:text-properties fo:color="#2a6099" loext:opacity="100%" officeooo:rsid="003b6e14"/>
    </style:style>
    <style:style style:name="T62" style:family="text">
      <style:text-properties fo:color="#2a6099" loext:opacity="100%" officeooo:rsid="003d3fb5"/>
    </style:style>
    <style:style style:name="T63" style:family="text">
      <style:text-properties style:use-window-font-color="true" loext:opacity="0%" officeooo:rsid="0030cd5e"/>
    </style:style>
    <style:style style:name="T64" style:family="text">
      <style:text-properties style:use-window-font-color="true" loext:opacity="0%" officeooo:rsid="00367005"/>
    </style:style>
    <style:style style:name="T65" style:family="text">
      <style:text-properties style:use-window-font-color="true" loext:opacity="0%" officeooo:rsid="003d3fb5"/>
    </style:style>
    <style:style style:name="T66" style:family="text">
      <style:text-properties style:use-window-font-color="true" loext:opacity="0%" officeooo:rsid="003259b2"/>
    </style:style>
    <style:style style:name="T67" style:family="text">
      <style:text-properties style:use-window-font-color="true" loext:opacity="0%" officeooo:rsid="0034506e"/>
    </style:style>
    <style:style style:name="T68" style:family="text">
      <style:text-properties style:use-window-font-color="true" loext:opacity="0%" officeooo:rsid="004b530b"/>
    </style:style>
    <style:style style:name="T69" style:family="text">
      <style:text-properties officeooo:rsid="002d8c61"/>
    </style:style>
    <style:style style:name="T70" style:family="text">
      <style:text-properties fo:color="#2a6099" loext:opacity="100%" officeooo:rsid="002d8c61"/>
    </style:style>
    <style:style style:name="T71" style:family="text">
      <style:text-properties style:use-window-font-color="true" loext:opacity="0%" officeooo:rsid="00384399"/>
    </style:style>
    <style:style style:name="T72" style:family="text">
      <style:text-properties officeooo:rsid="00384399"/>
    </style:style>
    <style:style style:name="T73" style:family="text">
      <style:text-properties fo:color="#2a6099" loext:opacity="100%" officeooo:rsid="00367005"/>
    </style:style>
    <style:style style:name="T74" style:family="text">
      <style:text-properties style:use-window-font-color="true" loext:opacity="0%" officeooo:rsid="003653dd"/>
    </style:style>
    <style:style style:name="T75" style:family="text">
      <style:text-properties officeooo:rsid="003653dd"/>
    </style:style>
    <style:style style:name="T76" style:family="text">
      <style:text-properties officeooo:rsid="00346f12"/>
    </style:style>
    <style:style style:name="T77" style:family="text">
      <style:text-properties fo:color="#2a6099" loext:opacity="100%" officeooo:rsid="00384399"/>
    </style:style>
    <style:style style:name="T78" style:family="text">
      <style:text-properties fo:color="#ff0000" loext:opacity="100%" officeooo:rsid="00384399"/>
    </style:style>
    <style:style style:name="T79" style:family="text">
      <style:text-properties fo:color="#ff0000" loext:opacity="100%"/>
    </style:style>
    <style:style style:name="T80" style:family="text">
      <style:text-properties officeooo:rsid="002f48ee"/>
    </style:style>
    <style:style style:name="T81" style:family="text">
      <style:text-properties officeooo:rsid="002bf43e"/>
    </style:style>
    <style:style style:name="T82" style:family="text">
      <style:text-properties fo:color="#158466" loext:opacity="100%" officeooo:rsid="002bf43e"/>
    </style:style>
    <style:style style:name="T83" style:family="text">
      <style:text-properties fo:color="#158466" loext:opacity="100%" officeooo:rsid="00441831"/>
    </style:style>
    <style:style style:name="T84" style:family="text">
      <style:text-properties fo:color="#158466" loext:opacity="100%" officeooo:rsid="0045eafd"/>
    </style:style>
    <style:style style:name="T85" style:family="text">
      <style:text-properties style:use-window-font-color="true" loext:opacity="0%" officeooo:rsid="002bf43e"/>
    </style:style>
    <style:style style:name="T86" style:family="text">
      <style:text-properties style:use-window-font-color="true" loext:opacity="0%" officeooo:rsid="001e4e59"/>
    </style:style>
    <style:style style:name="T87" style:family="text">
      <style:text-properties fo:color="#000000" loext:opacity="100%" officeooo:rsid="001cfb73"/>
    </style:style>
    <style:style style:name="T88" style:family="text">
      <style:text-properties style:use-window-font-color="true" loext:opacity="0%" officeooo:rsid="001cfb73"/>
    </style:style>
    <style:style style:name="T89" style:family="text">
      <style:text-properties fo:color="#158466" loext:opacity="100%" officeooo:rsid="001cfb73"/>
    </style:style>
    <style:style style:name="T90" style:family="text">
      <style:text-properties fo:color="#2a6099" loext:opacity="100%" officeooo:rsid="00254b54"/>
    </style:style>
    <style:style style:name="T91" style:family="text">
      <style:text-properties fo:color="#158466" loext:opacity="100%" officeooo:rsid="00214ccf" fo:background-color="transparent" loext:char-shading-value="0"/>
    </style:style>
    <style:style style:name="T92" style:family="text">
      <style:text-properties fo:color="#158466" loext:opacity="100%" officeooo:rsid="001ede30" fo:background-color="transparent" loext:char-shading-value="0"/>
    </style:style>
    <style:style style:name="T93" style:family="text">
      <style:text-properties fo:color="#158466" loext:opacity="100%" officeooo:rsid="002758d9" fo:background-color="transparent" loext:char-shading-value="0"/>
    </style:style>
    <style:style style:name="T94" style:family="text">
      <style:text-properties fo:color="#158466" loext:opacity="100%" fo:background-color="transparent" loext:char-shading-value="0"/>
    </style:style>
    <style:style style:name="T95" style:family="text">
      <style:text-properties fo:color="#158466" loext:opacity="100%" officeooo:rsid="001f2386" fo:background-color="transparent" loext:char-shading-value="0"/>
    </style:style>
    <style:style style:name="T96" style:family="text">
      <style:text-properties fo:color="#158466" loext:opacity="100%" officeooo:rsid="001e4e59" fo:background-color="transparent" loext:char-shading-value="0"/>
    </style:style>
    <style:style style:name="T97" style:family="text">
      <style:text-properties fo:color="#2a6099" loext:opacity="100%" officeooo:rsid="00214ccf" fo:background-color="transparent" loext:char-shading-value="0"/>
    </style:style>
    <style:style style:name="T98" style:family="text">
      <style:text-properties officeooo:rsid="00214ccf"/>
    </style:style>
    <style:style style:name="T99" style:family="text">
      <style:text-properties officeooo:rsid="000e82b4"/>
    </style:style>
    <style:style style:name="T100" style:family="text">
      <style:text-properties officeooo:rsid="0019b124"/>
    </style:style>
    <style:style style:name="T101" style:family="text">
      <style:text-properties fo:color="#2a6099" loext:opacity="100%" officeooo:rsid="00214ccf"/>
    </style:style>
    <style:style style:name="T102" style:family="text">
      <style:text-properties style:use-window-font-color="true" loext:opacity="0%" officeooo:rsid="0019b124"/>
    </style:style>
    <style:style style:name="T103" style:family="text">
      <style:text-properties style:use-window-font-color="true" loext:opacity="0%" officeooo:rsid="00214ccf"/>
    </style:style>
    <style:style style:name="T104" style:family="text">
      <style:text-properties style:use-window-font-color="true" loext:opacity="0%" style:font-name="Liberation Serif" fo:font-size="12pt" officeooo:rsid="0019b124" style:font-size-asian="12pt" style:font-size-complex="12pt"/>
    </style:style>
    <style:style style:name="T105" style:family="text">
      <style:text-properties style:use-window-font-color="true" loext:opacity="0%" style:font-name="Liberation Serif" fo:font-size="12pt" officeooo:rsid="0019b124" fo:background-color="transparent" loext:char-shading-value="0" style:font-size-asian="12pt" style:font-size-complex="12pt"/>
    </style:style>
    <style:style style:name="T106" style:family="text">
      <style:text-properties style:use-window-font-color="true" loext:opacity="0%" style:font-name="Liberation Serif" fo:font-size="12pt" officeooo:rsid="001e4e59" fo:background-color="transparent" loext:char-shading-value="0" style:font-size-asian="12pt" style:font-size-complex="12pt"/>
    </style:style>
    <style:style style:name="T107" style:family="text">
      <style:text-properties style:use-window-font-color="true" loext:opacity="0%" style:font-name="Liberation Serif" fo:font-size="12pt" fo:font-weight="normal" officeooo:rsid="0019b124" fo:background-color="transparent" loext:char-shading-value="0" style:font-size-asian="12pt" style:font-size-complex="12pt"/>
    </style:style>
    <style:style style:name="T108" style:family="text">
      <style:text-properties style:use-window-font-color="true" loext:opacity="0%" style:font-name="Liberation Serif" fo:font-size="12pt" fo:font-weight="normal" officeooo:rsid="001e4e59" fo:background-color="transparent" loext:char-shading-value="0" style:font-size-asian="12pt" style:font-size-complex="12pt"/>
    </style:style>
    <style:style style:name="T109" style:family="text">
      <style:text-properties style:use-window-font-color="true" loext:opacity="0%" style:font-name="Liberation Serif" fo:font-size="12pt" fo:font-weight="normal" officeooo:rsid="001f2386" fo:background-color="transparent" loext:char-shading-value="0" style:font-size-asian="12pt" style:font-size-complex="12pt"/>
    </style:style>
    <style:style style:name="T110" style:family="text">
      <style:text-properties fo:color="#000000" loext:opacity="100%" style:font-name="Liberation Serif" fo:font-size="12pt" fo:font-weight="normal" officeooo:rsid="0019b124" fo:background-color="transparent" loext:char-shading-value="0" style:font-size-asian="12pt" style:font-size-complex="12pt"/>
    </style:style>
    <style:style style:name="T111" style:family="text">
      <style:text-properties fo:color="#2a6099" loext:opacity="100%" style:font-name="Liberation Serif" fo:font-size="12pt" fo:font-weight="normal" officeooo:rsid="00214ccf" fo:background-color="transparent" loext:char-shading-value="0" style:font-size-asian="12pt" style:font-size-complex="12pt"/>
    </style:style>
    <style:style style:name="T112" style:family="text">
      <style:text-properties style:font-name="Liberation Serif" fo:font-size="12pt" fo:font-weight="normal" fo:background-color="transparent" loext:char-shading-value="0" style:font-size-asian="12pt" style:font-size-complex="12pt"/>
    </style:style>
    <style:style style:name="T113" style:family="text">
      <style:text-properties style:font-name="Liberation Serif" fo:font-size="12pt" fo:font-weight="normal" officeooo:rsid="001e4e59" fo:background-color="transparent" loext:char-shading-value="0" style:font-size-asian="12pt" style:font-size-complex="12pt"/>
    </style:style>
    <style:style style:name="T114" style:family="text">
      <style:text-properties style:use-window-font-color="true" loext:opacity="0%" officeooo:rsid="002e0b7b"/>
    </style:style>
    <style:style style:name="T115" style:family="text">
      <style:text-properties officeooo:rsid="002e0b7b"/>
    </style:style>
    <style:style style:name="T116" style:family="text">
      <style:text-properties style:use-window-font-color="true" loext:opacity="0%" officeooo:rsid="00285a60"/>
    </style:style>
    <style:style style:name="T117" style:family="text">
      <style:text-properties officeooo:rsid="00293e69"/>
    </style:style>
    <style:style style:name="T118" style:family="text">
      <style:text-properties officeooo:rsid="002afb98"/>
    </style:style>
    <style:style style:name="T119" style:family="text">
      <style:text-properties officeooo:rsid="002c0e1b"/>
    </style:style>
    <style:style style:name="T120" style:family="text">
      <style:text-properties style:use-window-font-color="true" loext:opacity="0%" style:font-name="Liberation Serif" fo:font-size="12pt" fo:font-weight="normal" fo:background-color="transparent" loext:char-shading-value="0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 code <text:span text:style-name="T1">run and tumble </text:span>particle plane</text:p>
      <text:p text:style-name="P2">CLASSES</text:p>
      <text:p text:style-name="P3"><text:span text:style-name="T2">class </text:span><text:span text:style-name="T3">particle</text:span><text:span text:style-name="T2">_s </text:span>:</text:p>
      <text:p text:style-name="P4"><text:span text:style-name="T4"><text:tab/>x</text:span> : array of 2 relative coordinates</text:p>
      <text:p text:style-name="P3"><text:span text:style-name="T4"><text:tab/>box</text:span><text:span text:style-name="T5"> : array of </text:span><text:s/><text:span text:style-name="T5">2 coordinates of the box</text:span></text:p>
      <text:p text:style-name="P5"><text:tab/>v : float</text:p>
      <text:p text:style-name="P3"><text:span text:style-name="T4"><text:tab/>angle</text:span><text:span text:style-name="T5"> : float orientation</text:span></text:p>
      <text:p text:style-name="P5"><text:tab/>vec : orientation vector array of 2</text:p>
      <text:p text:style-name="P3"/>
      <text:p text:style-name="P3"><text:span text:style-name="T2">class sim_par </text:span>:</text:p>
      <text:p text:style-name="P3"><text:tab/><text:span text:style-name="T6">model : str <text:tab/><text:tab/></text:span><text:span text:style-name="T7"># ‘bal’, ‘abp’, ‘rtp’, or ‘rrot’</text:span></text:p>
      <text:p text:style-name="P3"><text:span text:style-name="T7"><text:tab/></text:span><text:span text:style-name="T8">mode : str</text:span></text:p>
      <text:p text:style-name="P6"><text:tab/>v : float</text:p>
      <text:p text:style-name="P6"><text:tab/>dim : int</text:p>
      <text:p text:style-name="P3"><text:span text:style-name="T9"><text:tab/></text:span><text:span text:style-name="T10">T:float</text:span><text:span text:style-name="T9"><text:tab/><text:tab/><text:tab/></text:span><text:span text:style-name="T7"># Total time of the simulation</text:span></text:p>
      <text:p text:style-name="P3"><text:span text:style-name="T9"><text:tab/></text:span><text:span text:style-name="T10">dT:float</text:span><text:span text:style-name="T9"><text:tab/><text:tab/></text:span><text:span text:style-name="T7"># Sim step</text:span></text:p>
      <text:p text:style-name="P3"><text:span text:style-name="T10"><text:tab/></text:span><text:span text:style-name="T11">L:float<text:tab/></text:span><text:span text:style-name="T12"><text:tab/><text:tab/># length of box</text:span></text:p>
      <text:p text:style-name="P3"><text:span text:style-name="T12"><text:tab/></text:span><text:span text:style-name="T11">n_traj:int</text:span><text:span text:style-name="T12"><text:tab/><text:tab/># nb of step of the traj = int(T/dT)</text:span></text:p>
      <text:p text:style-name="P3"><text:span text:style-name="T12"/></text:p>
      <text:p text:style-name="P7">class sim_res :</text:p>
      <text:p text:style-name="P7"><text:tab/><text:span text:style-name="T13">msd : array</text:span></text:p>
      <text:p text:style-name="P8"><text:tab/>respath:str</text:p>
      <text:p text:style-name="P8"><text:tab/>resfile:str</text:p>
      <text:p text:style-name="P8"><text:tab/>filepath:str</text:p>
      <text:p text:style-name="P3"/>
      <text:p text:style-name="P2">FUNCTIONS</text:p>
      <text:list text:style-name="L1">
        <text:list-item>
          <text:p text:style-name="P9">Initialize</text:p>
        </text:list-item>
      </text:list>
      <text:p text:style-name="P10">params_from_file(filename,section_to_read) :</text:p>
      <text:p text:style-name="P10"><text:tab/>'<text:span text:style-name="T14">''Takes a text file and a section to read as arguments and fill an empty dict</text:span></text:p>
      <text:p text:style-name="P11"><text:tab/>par with the keys and values in the wanted section of the file'''</text:p>
      <text:p text:style-name="P10">fill_params_class(par) :</text:p>
      <text:p text:style-name="P10"><text:tab/><text:span text:style-name="T14">'''Takes a dict as an argument (the one filled with the function parameters_from_file)</text:span></text:p>
      <text:p text:style-name="P11"><text:tab/>to create an instance par from the class sim_par the attributes of which are given by the dict'''</text:p>
      <text:p text:style-name="P10">init_resclass(par) :</text:p>
      <text:p text:style-name="P10"><text:tab/><text:span text:style-name="T14">‘’’Create an instance res from the class sim_res ‘’’</text:span></text:p>
      <text:p text:style-name="P10">sim_init(filename, section_to_read) :</text:p>
      <text:p text:style-name="P10"><text:tab/><text:span text:style-name="T14">‘’’Initialize the sim by returning the initialized instances par and res given by the 2 previous <text:tab/>fct’’’</text:span></text:p>
      <text:p text:style-name="P10">particle_create(par) :</text:p>
      <text:p text:style-name="P10"><text:tab/><text:span text:style-name="T14">‘’’ </text:span><text:span text:style-name="T15">Creates an instance particle from the class particle_s with initialized attributes ‘’’</text:span></text:p>
      <text:list text:continue-numbering="true" text:style-name="L1">
        <text:list-item>
          <text:p text:style-name="P9">Main loop</text:p>
        </text:list-item>
      </text:list>
      <text:p text:style-name="P3"><text:span text:style-name="T16">apply_boundaryconditions</text:span><text:span text:style-name="T17">(</text:span><text:span text:style-name="T16">p,</text:span><text:span text:style-name="T18">par</text:span><text:span text:style-name="T17">) :</text:span></text:p>
      <text:p text:style-name="P3"><text:tab/><text:span text:style-name="T5">p.</text:span><text:span text:style-name="T4">x</text:span><text:span text:style-name="T5"> = reste de la division de p.</text:span><text:span text:style-name="T4">x</text:span><text:span text:style-name="T5">/</text:span><text:span text:style-name="T19">par.</text:span><text:span text:style-name="T5">L</text:span></text:p>
      <text:p text:style-name="P3"><text:tab/><text:span text:style-name="T5">p.</text:span><text:span text:style-name="T4">box</text:span><text:span text:style-name="T5"> </text:span><text:span text:style-name="T20">+</text:span><text:span text:style-name="T5">= quotient de la division p.</text:span><text:span text:style-name="T4">x</text:span><text:span text:style-name="T5">/</text:span><text:span text:style-name="T19">par.</text:span><text:span text:style-name="T5">L</text:span> </text:p>
      <text:p text:style-name="P3"><text:span text:style-name="T16">absolute_position</text:span><text:span text:style-name="T17">(</text:span><text:span text:style-name="T16">p, </text:span><text:span text:style-name="T18">par</text:span><text:span text:style-name="T17">) :</text:span></text:p>
      <text:p text:style-name="P3"><text:tab/><text:span text:style-name="T5">X = p.</text:span><text:span text:style-name="T4">x</text:span><text:span text:style-name="T5"> + </text:span><text:span text:style-name="T19">par.</text:span><text:span text:style-name="T5">L*p.</text:span><text:span text:style-name="T4">box</text:span></text:p>
      <text:p text:style-name="P12"><text:tab/>Return <text:span text:style-name="T21">X</text:span></text:p>
      <text:p text:style-name="P13">move(p,par) :</text:p>
      <text:p text:style-name="P14"><text:span text:style-name="T22"><text:tab/># </text:span><text:span text:style-name="T14">mode = {‘bal’:0,’abp’:1}</text:span></text:p>
      <text:p text:style-name="P15">mode = par.mode</text:p>
      <text:p text:style-name="P16"><text:tab/>if <text:span text:style-name="T23">mode=</text:span>‘bal’ :</text:p>
      <text:p text:style-name="P16"><text:tab/><text:tab/>p.x += p.v * par.dT * (cos(par.angle),sin(par.angle))</text:p>
      <text:p text:style-name="P16"><text:soft-page-break/><text:tab/>if <text:span text:style-name="T23">mode=</text:span>‘abp’ :</text:p>
      <text:p text:style-name="P16"><text:tab/><text:tab/><text:span text:style-name="T24">generate gaussian noise gausst of dim 2</text:span></text:p>
      <text:p text:style-name="P17"><text:tab/><text:tab/>generate gaussian noise gaussr of dim 1</text:p>
      <text:p text:style-name="P16"><text:tab/><text:tab/>p.x += p.v * (cos(par.angle),sin(par.angle)) + sqrt(2 * par.Dr * par.dT<text:span text:style-name="T24">) * gausst</text:span></text:p>
      <text:p text:style-name="P17"><text:tab/><text:tab/>p.angle += sqrt(2 * par.Dr * par.dT) * gaussr</text:p>
      <text:p text:style-name="P17"><text:tab/>etc.</text:p>
      <text:p text:style-name="P16"><text:span text:style-name="T24"><text:tab/></text:span><text:span text:style-name="T25">else :</text:span></text:p>
      <text:p text:style-name="P18"><text:tab/><text:tab/>erreur print(‘mode unindentified’)</text:p>
      <text:p text:style-name="P18"/>
      <text:p text:style-name="P19">generate_time_run(<text:span text:style-name="T26">par</text:span>) :</text:p>
      <text:p text:style-name="P20"><text:tab/><text:span text:style-name="T27">return time given by a poissonian distribution for now</text:span></text:p>
      <text:p text:style-name="P21">tumble(p,par) :</text:p>
      <text:p text:style-name="P21"><text:tab/><text:span text:style-name="T13">p.angle = angle given by a turning distribution </text:span><text:span text:style-name="T28">(in par?)</text:span></text:p>
      <text:p text:style-name="P22"><text:tab/>return p.angle</text:p>
      <text:p text:style-name="P21"><text:tab/></text:p>
      <text:p text:style-name="P23">gotonext_tumble(<text:span text:style-name="T29">par,p</text:span><text:span text:style-name="T30">,t_cur, </text:span><text:span text:style-name="T29">trajrel, trajabs</text:span>) :</text:p>
      <text:p text:style-name="P23"/>
      <text:p text:style-name="P23"><text:tab/><text:span text:style-name="T14">‘’’t_next_tumble is the time before the next tumble,</text:span></text:p>
      <text:p text:style-name="P24"><text:tab/><text:span text:style-name="T31">exceed_time is the time between the next tumble and the current time,</text:span></text:p>
      <text:p text:style-name="P25"><text:tab/><text:span text:style-name="T32">t_start is the instant of the start of the current run = the instant of the end of the last run,</text:span></text:p>
      <text:p text:style-name="P26"><text:tab/><text:span text:style-name="T33">p.t_run initialized at 0,</text:span></text:p>
      <text:p text:style-name="P26"><text:tab/><text:span text:style-name="T34">t_startlittlerun is define when the last elementary run is lower than dT</text:span>‘’’</text:p>
      <text:p text:style-name="P24"/>
      <text:p text:style-name="P23"><text:tab/><text:span text:style-name="T13">t_next_tumble = generate_run_time()</text:span></text:p>
      <text:p text:style-name="P27"><text:tab/><text:span text:style-name="T35">t_start = p.t_run<text:tab/><text:tab/><text:tab/><text:tab/><text:tab/></text:span><text:span text:style-name="T36"># the end of the last run becomes the <text:tab/><text:tab/><text:tab/><text:tab/><text:tab/><text:tab/><text:tab/><text:tab/>start of the next run</text:span></text:p>
      <text:p text:style-name="P27"><text:tab/>p.t_run += t_next_tumble<text:tab/><text:tab/><text:tab/><text:tab/><text:span text:style-name="T14"># t_run is the instant of the </text:span><text:span text:style-name="T36">end of the <text:tab/><text:tab/><text:tab/><text:tab/><text:tab/><text:tab/><text:tab/><text:tab/>current </text:span><text:span text:style-name="T14">run</text:span></text:p>
      <text:p text:style-name="P24"><text:tab/><text:span text:style-name="T37">if p.t_run &lt; T :</text:span></text:p>
      <text:p text:style-name="P24"><text:tab/><text:tab/><text:span text:style-name="T38">while t_cur </text:span><text:span text:style-name="T39">+ dT</text:span><text:span text:style-name="T38"> &lt;</text:span><text:span text:style-name="T39">=</text:span><text:span text:style-name="T38"> p.t_run :</text:span></text:p>
      <text:p text:style-name="P28"><text:tab/><text:tab/><text:tab/><text:span text:style-name="T35">if t_next_tumble &lt;</text:span><text:span text:style-name="T29">=</text:span><text:span text:style-name="T35"> dT :</text:span></text:p>
      <text:p text:style-name="P28"><text:tab/><text:tab/><text:tab/><text:tab/><text:span text:style-name="T40"># run until next tumble</text:span></text:p>
      <text:p text:style-name="P28"><text:tab/><text:tab/><text:tab/><text:tab/><text:span text:style-name="T41">p.x += p.v * (cos(p.angle),sin(p.angle)</text:span><text:span text:style-name="T42">)</text:span><text:span text:style-name="T41"> * </text:span><text:span text:style-name="T35">t_next_tumble</text:span></text:p>
      <text:p text:style-name="P28"><text:tab/><text:tab/><text:tab/><text:tab/><text:span text:style-name="T35">if t_start </text:span><text:span text:style-name="T32">+ t_next_tumble % dT == 0 :</text:span></text:p>
      <text:p text:style-name="P28"><text:tab/><text:tab/><text:tab/><text:tab/><text:span text:style-name="T40"># if the next tumble occures </text:span><text:span text:style-name="T43">at </text:span><text:span text:style-name="T44">a</text:span><text:span text:style-name="T43"> time step</text:span><text:span text:style-name="T40"> :</text:span></text:p>
      <text:p text:style-name="P28"><text:tab/><text:tab/><text:tab/><text:tab/><text:tab/><text:span text:style-name="T32">t </text:span><text:span text:style-name="T45">_cur </text:span><text:span text:style-name="T32">+= dT<text:tab/><text:tab/><text:tab/><text:tab/></text:span><text:span text:style-name="T40"># update current time</text:span></text:p>
      <text:p text:style-name="P28"><text:tab/><text:tab/><text:tab/><text:tab/><text:tab/><text:span text:style-name="T46">apply_boundaryconditions(</text:span><text:span text:style-name="T47">p</text:span><text:span text:style-name="T46">,</text:span><text:span text:style-name="T48">par</text:span><text:span text:style-name="T46">)<text:tab/></text:span><text:span text:style-name="T49"># update traj</text:span></text:p>
      <text:p text:style-name="P29"><text:span text:style-name="T50"><text:tab/><text:tab/><text:tab/><text:tab/><text:tab/>trajrel[:,</text:span><text:span text:style-name="T51">int(</text:span><text:span text:style-name="T50">t</text:span><text:span text:style-name="T52">_cur</text:span><text:span text:style-name="T50">/</text:span><text:span text:style-name="T51">par.dT)</text:span><text:span text:style-name="T50">] = </text:span><text:span text:style-name="T51">p</text:span><text:span text:style-name="T50">.x</text:span></text:p>
      <text:p text:style-name="P16"><text:span text:style-name="T53"><text:tab/><text:tab/><text:tab/><text:tab/><text:tab/>traj</text:span><text:span text:style-name="T54">abs</text:span><text:span text:style-name="T53">[:,</text:span><text:span text:style-name="T55">int(</text:span><text:span text:style-name="T53">t</text:span><text:span text:style-name="T56">_cur</text:span><text:span text:style-name="T53">/</text:span><text:span text:style-name="T55">par.dT)</text:span><text:span text:style-name="T53">] = </text:span><text:span text:style-name="T46">absolute_position(</text:span><text:span text:style-name="T47">p</text:span><text:span text:style-name="T46">,</text:span><text:span text:style-name="T48">par</text:span><text:span text:style-name="T46">)</text:span></text:p>
      <text:p text:style-name="P30"><text:tab/><text:tab/><text:tab/><text:tab/><text:span text:style-name="T57">return p, t_cur, trajrel, trajabs</text:span></text:p>
      <text:p text:style-name="P31"><text:tab/><text:tab/><text:tab/><text:span text:style-name="T57">else :</text:span></text:p>
      <text:p text:style-name="P28"><text:tab/><text:tab/><text:tab/><text:tab/><text:span text:style-name="T31">t_cur += dT<text:tab/><text:tab/><text:tab/><text:tab/><text:tab/><text:tab/></text:span></text:p>
      <text:p text:style-name="P28"><text:tab/><text:tab/><text:tab/><text:tab/><text:span text:style-name="T41">p.x += p.v * (cos(p.angle),sin(p.angle)</text:span><text:span text:style-name="T42">)</text:span><text:span text:style-name="T41"> * par.dT<text:tab/></text:span><text:span text:style-name="T49"># run during dT</text:span></text:p>
      <text:p text:style-name="P32"><text:tab/><text:tab/><text:tab/><text:tab/><text:span text:style-name="T46">apply_boundaryconditions(</text:span><text:span text:style-name="T47">p</text:span><text:span text:style-name="T46">,</text:span><text:span text:style-name="T48">par</text:span><text:span text:style-name="T46">)<text:tab/><text:tab/><text:tab/></text:span># update traj</text:p>
      <text:p text:style-name="P29"><text:span text:style-name="T50"><text:tab/><text:tab/><text:tab/><text:tab/>trajrel[:,</text:span><text:span text:style-name="T51">int(</text:span><text:span text:style-name="T50">t</text:span><text:span text:style-name="T52">_cur</text:span><text:span text:style-name="T50">/</text:span><text:span text:style-name="T51">par.dT)</text:span><text:span text:style-name="T50">] = </text:span><text:span text:style-name="T51">p</text:span><text:span text:style-name="T50">.x</text:span></text:p>
      <text:p text:style-name="P16"><text:span text:style-name="T53"><text:tab/><text:tab/><text:tab/><text:tab/>traj</text:span><text:span text:style-name="T54">abs</text:span><text:span text:style-name="T53">[:,</text:span><text:span text:style-name="T55">int(</text:span><text:span text:style-name="T53">t</text:span><text:span text:style-name="T56">_cur</text:span><text:span text:style-name="T53">/</text:span><text:span text:style-name="T55">par.dT)</text:span><text:span text:style-name="T53">] = </text:span><text:span text:style-name="T46">absolute_position(</text:span><text:span text:style-name="T47">p</text:span><text:span text:style-name="T46">,</text:span><text:span text:style-name="T48">par</text:span><text:span text:style-name="T46">)</text:span></text:p>
      <text:p text:style-name="P33"><text:tab/><text:tab/><text:span text:style-name="T58">if </text:span><text:span text:style-name="T38">t_cur </text:span><text:span text:style-name="T39">+ dT</text:span><text:span text:style-name="T38"> &gt; p.t_run</text:span><text:span text:style-name="T58"> </text:span><text:span text:style-name="T38">:</text:span></text:p>
      <text:p text:style-name="P28"><text:tab/><text:tab/><text:tab/><text:span text:style-name="T59">t_start</text:span><text:span text:style-name="T60">little</text:span><text:span text:style-name="T59">run = max(t_cur, t_start) <text:s text:c="6"/></text:span><text:span text:style-name="T61"># not the same result if the current <text:tab/><text:tab/><text:tab/><text:tab/><text:tab/><text:tab/><text:tab/><text:tab/>run has begun </text:span><text:span text:style-name="T62">after the </text:span><text:span text:style-name="T61">last time step <text:tab/><text:tab/><text:tab/><text:tab/><text:tab/></text:span><text:span text:style-name="T62">(result = t_start) or before or in the last step (result = t_cur)</text:span></text:p>
      <text:p text:style-name="P34"><text:tab/><text:tab/><text:tab/><text:span text:style-name="T58">exced_time = p.t_run –</text:span><text:span text:style-name="T63"> </text:span><text:span text:style-name="T64">t_start</text:span><text:span text:style-name="T65">little</text:span><text:span text:style-name="T64">run</text:span><text:span text:style-name="T58"> </text:span><text:span text:style-name="T49"># excedentary time of run in the <text:tab/><text:tab/><text:tab/><text:tab/><text:tab/><text:tab/><text:tab/><text:tab/>same direction before next tumble</text:span></text:p>
      <text:p text:style-name="P32"><text:soft-page-break/><text:tab/><text:tab/><text:tab/><text:span text:style-name="T66">p.x += p.v * (cos(p.angle),sin(p.angle)</text:span><text:span text:style-name="T67">)</text:span><text:span text:style-name="T66"> * </text:span><text:span text:style-name="T13">exced_time</text:span><text:span text:style-name="T66"><text:tab/></text:span># run during <text:tab/><text:tab/><text:tab/><text:tab/><text:tab/><text:tab/><text:tab/><text:tab/><text:tab/><text:tab/><text:tab/><text:tab/>exceed_time</text:p>
      <text:p text:style-name="P32"><text:tab/><text:tab/><text:tab/># no saving of position in traj bc not in a time step</text:p>
      <text:p text:style-name="P32"><text:tab/><text:tab/><text:span text:style-name="T68">return p, t_cur, trajrel, trajabs</text:span></text:p>
      <text:p text:style-name="P30"><text:tab/><text:span text:style-name="T69">else :<text:tab/><text:tab/></text:span><text:span text:style-name="T70"># last run not finished → finish at the last time step bf p.t_run (at T)</text:span></text:p>
      <text:p text:style-name="P35"><text:tab/><text:tab/><text:span text:style-name="T71">if t_start !== k*dT</text:span><text:span text:style-name="T72"> # if the last run doesn’t start at a time step</text:span></text:p>
      <text:p text:style-name="P36"><text:tab/><text:tab/><text:tab/><text:span text:style-name="T59">t_to_next_time_step = t_cur + dT – t_start</text:span></text:p>
      <text:p text:style-name="P36"><text:tab/><text:tab/><text:tab/><text:span text:style-name="T41">p.x += p.v * (cos(p.angle),sin(p.angle)</text:span><text:span text:style-name="T42">)</text:span><text:span text:style-name="T41"> * <text:s/></text:span><text:span text:style-name="T59">t_to_next_time_step</text:span></text:p>
      <text:p text:style-name="P36"><text:tab/><text:tab/><text:tab/><text:span text:style-name="T73"># run during t_to_next_time_step</text:span></text:p>
      <text:p text:style-name="P37"><text:tab/><text:tab/><text:tab/><text:span text:style-name="T13">t_cur += dT</text:span></text:p>
      <text:p text:style-name="P38"><text:tab/><text:tab/><text:tab/><text:span text:style-name="T46">apply_boundaryconditions(</text:span><text:span text:style-name="T47">p</text:span><text:span text:style-name="T46">,</text:span><text:span text:style-name="T48">par</text:span><text:span text:style-name="T46">)<text:tab/><text:tab/></text:span></text:p>
      <text:p text:style-name="P39"><text:span text:style-name="T50"><text:tab/><text:tab/><text:tab/>trajrel[:,</text:span><text:span text:style-name="T51">int(</text:span><text:span text:style-name="T50">t</text:span><text:span text:style-name="T74">_cur</text:span><text:span text:style-name="T50">/</text:span><text:span text:style-name="T51">par.dT)</text:span><text:span text:style-name="T50">] = </text:span><text:span text:style-name="T51">p</text:span><text:span text:style-name="T50">.x</text:span></text:p>
      <text:p text:style-name="P40"><text:span text:style-name="T53"><text:tab/><text:tab/><text:tab/>traj</text:span><text:span text:style-name="T54">abs</text:span><text:span text:style-name="T53">[:,</text:span><text:span text:style-name="T55">int(</text:span><text:span text:style-name="T53">t</text:span><text:span text:style-name="T75">_cur</text:span><text:span text:style-name="T53">/</text:span><text:span text:style-name="T55">par.dT)</text:span><text:span text:style-name="T53">] = </text:span><text:span text:style-name="T46">absolute_position(</text:span><text:span text:style-name="T47">p</text:span><text:span text:style-name="T46">,</text:span><text:span text:style-name="T48">par</text:span><text:span text:style-name="T46">)</text:span></text:p>
      <text:p text:style-name="P41"><text:tab/><text:tab/><text:tab/><text:span text:style-name="T71">t_start = t_cur</text:span></text:p>
      <text:p text:style-name="P42"><text:tab/><text:tab/><text:span text:style-name="T64">if t_start </text:span><text:span text:style-name="T71">=</text:span><text:span text:style-name="T64">= k * dT :</text:span></text:p>
      <text:p text:style-name="P43"><text:tab/><text:tab/><text:tab/><text:span text:style-name="T69">t_lastrun = np.arrange(t_start, </text:span><text:span text:style-name="T76">par.T</text:span><text:span text:style-name="T69">, dT) </text:span><text:span text:style-name="T77"># does not include par.dT</text:span></text:p>
      <text:p text:style-name="P44"><text:tab/><text:tab/><text:tab/><text:span text:style-name="T69">for t in <text:s/>t_lastrun :</text:span></text:p>
      <text:p text:style-name="P44"><text:tab/><text:tab/><text:tab/><text:tab/><text:span text:style-name="T41">p.x += p.v * (cos(p.angle),sin(p.angle)</text:span><text:span text:style-name="T42">)</text:span><text:span text:style-name="T41"> * par.dT<text:tab/></text:span><text:span text:style-name="T49"># run during dT</text:span></text:p>
      <text:p text:style-name="P45"><text:tab/><text:tab/><text:tab/><text:tab/><text:span text:style-name="T74">t_cur += dT</text:span></text:p>
      <text:p text:style-name="P46"><text:tab/><text:tab/><text:tab/><text:tab/><text:span text:style-name="T46">apply_boundaryconditions(</text:span><text:span text:style-name="T47">p</text:span><text:span text:style-name="T46">,</text:span><text:span text:style-name="T48">par</text:span><text:span text:style-name="T46">)<text:tab/><text:tab/></text:span></text:p>
      <text:p text:style-name="P47"><text:span text:style-name="T50"><text:tab/><text:tab/><text:tab/><text:tab/>trajrel[:,</text:span><text:span text:style-name="T51">int(</text:span><text:span text:style-name="T50">t</text:span><text:span text:style-name="T74">_cur</text:span><text:span text:style-name="T50">/</text:span><text:span text:style-name="T51">par.dT)</text:span><text:span text:style-name="T50">] = </text:span><text:span text:style-name="T51">p</text:span><text:span text:style-name="T50">.x</text:span></text:p>
      <text:p text:style-name="P48"><text:span text:style-name="T53"><text:tab/><text:tab/><text:tab/><text:tab/>traj</text:span><text:span text:style-name="T54">abs</text:span><text:span text:style-name="T53">[:,</text:span><text:span text:style-name="T55">int(</text:span><text:span text:style-name="T53">t</text:span><text:span text:style-name="T75">_cur</text:span><text:span text:style-name="T53">/</text:span><text:span text:style-name="T55">par.dT)</text:span><text:span text:style-name="T53">] = </text:span><text:span text:style-name="T46">absolute_position(</text:span><text:span text:style-name="T47">p</text:span><text:span text:style-name="T46">,</text:span><text:span text:style-name="T48">par</text:span><text:span text:style-name="T46">)</text:span></text:p>
      <text:p text:style-name="P49"><text:tab/><text:tab/><text:tab/></text:p>
      <text:p text:style-name="P36"><text:tab/><text:tab/><text:span text:style-name="T78">return</text:span><text:span text:style-name="T79"> p, t_cur, trajrel, trajabs</text:span></text:p>
      <text:p text:style-name="P44"/>
      <text:p text:style-name="P50">rtp(p,par, trajrel,trajabs) :</text:p>
      <text:p text:style-name="P50"><text:tab/><text:span text:style-name="T13">t_cur = 0</text:span></text:p>
      <text:p text:style-name="P51"><text:tab/><text:span text:style-name="T80">while t_cur &lt; T :</text:span></text:p>
      <text:p text:style-name="P52"><text:tab/><text:tab/><text:span text:style-name="T45">p, t_cur, trajrel, trajabs </text:span><text:span text:style-name="T81">=</text:span><text:span text:style-name="T82"> </text:span><text:span text:style-name="T83">gotonext_tumble(</text:span><text:span text:style-name="T82">p,par</text:span><text:span text:style-name="T84">,t_cur, </text:span><text:span text:style-name="T16">trajrel, trajabs</text:span><text:span text:style-name="T83">)</text:span></text:p>
      <text:p text:style-name="P53"><text:tab/><text:tab/><text:span text:style-name="T85">p.angle =</text:span><text:span text:style-name="T81"> tumble(p,par)</text:span></text:p>
      <text:p text:style-name="P53"><text:tab/><text:tab/></text:p>
      <text:p text:style-name="P20"><text:tab/></text:p>
      <text:p text:style-name="P14"><text:span text:style-name="T46">generate_traj</text:span><text:span text:style-name="T48">relabs</text:span><text:span text:style-name="T16">(p,par) :</text:span></text:p>
      <text:p text:style-name="P14"><text:span text:style-name="T14"><text:tab/></text:span><text:span text:style-name="T86">traj</text:span><text:span text:style-name="T50">rel</text:span><text:span text:style-name="T86"> <text:s/>= array </text:span><text:span text:style-name="T10">(par.dim</text:span><text:span text:style-name="T86"> * </text:span><text:span text:style-name="T10">par.</text:span><text:span text:style-name="T86">n_traj</text:span><text:span text:style-name="T10">)</text:span></text:p>
      <text:p text:style-name="P20"><text:tab/>trajabs =<text:span text:style-name="T53"> array </text:span><text:span text:style-name="T6">(par.dim</text:span><text:span text:style-name="T53"> * </text:span><text:span text:style-name="T6">par.</text:span><text:span text:style-name="T53">n_traj</text:span><text:span text:style-name="T6">)</text:span></text:p>
      <text:p text:style-name="P20"><text:tab/>trajrel[:,0] = p.x</text:p>
      <text:p text:style-name="P20"><text:tab/>trajabs[:,0] = absolute_position(p,par)</text:p>
      <text:p text:style-name="P16"><text:tab/><text:span text:style-name="T24">for t in range(</text:span><text:span text:style-name="T6">par.</text:span><text:span text:style-name="T24">n_traj) :</text:span></text:p>
      <text:p text:style-name="P14"><text:span text:style-name="T87"><text:tab/><text:tab/></text:span><text:span text:style-name="T88">step = </text:span><text:span text:style-name="T89">move(p,par)<text:tab/><text:tab/><text:tab/><text:tab/><text:tab/></text:span><text:span text:style-name="T90"># Different move for different <text:tab/><text:tab/><text:tab/><text:tab/><text:tab/><text:tab/><text:tab/><text:tab/><text:tab/>mode of displacement</text:span></text:p>
      <text:p text:style-name="P14"><text:span text:style-name="T87"><text:tab/><text:tab/></text:span><text:span text:style-name="T46">apply_boundaryconditions(step,</text:span><text:span text:style-name="T48">par</text:span><text:span text:style-name="T46">)</text:span></text:p>
      <text:p text:style-name="P33"><text:tab/><text:tab/><text:span text:style-name="T50">trajrel[:,t] = step.x</text:span></text:p>
      <text:p text:style-name="P14"><text:span text:style-name="T46"><text:tab/><text:tab/></text:span><text:span text:style-name="T86">traj</text:span><text:span text:style-name="T50">abs</text:span><text:span text:style-name="T86">[:,t] = </text:span><text:span text:style-name="T46">absolute_position(step,</text:span><text:span text:style-name="T48">par</text:span><text:span text:style-name="T46">)</text:span></text:p>
      <text:p text:style-name="P14"><text:span text:style-name="T46"><text:tab/></text:span><text:span text:style-name="T86">return traj</text:span></text:p>
      <text:list text:continue-numbering="true" text:style-name="L1">
        <text:list-item>
          <text:p text:style-name="P54">Analyse</text:p>
        </text:list-item>
      </text:list>
      <text:p text:style-name="P12"><text:span text:style-name="T91">traj_</text:span><text:span text:style-name="T92">msd</text:span><text:span text:style-name="T93">_arch</text:span><text:span text:style-name="T94">(</text:span><text:span text:style-name="T91">traj</text:span><text:span text:style-name="T95">,</text:span><text:span text:style-name="T96">par</text:span><text:span text:style-name="T94">) :<text:tab/><text:tab/><text:tab/><text:tab/><text:tab/><text:tab/><text:tab/></text:span><text:span text:style-name="T97"># For one realization</text:span></text:p>
      <text:p text:style-name="P55"><text:tab/>msd = array <text:span text:style-name="T98">2</text:span> x <text:span text:style-name="T98">par.</text:span><text:span text:style-name="T53">n_traj</text:span></text:p>
      <text:p text:style-name="P56"><text:span text:style-name="T99"><text:tab/></text:span><text:span text:style-name="T100">for t in </text:span><text:span text:style-name="T53">range(par.n_traj) :</text:span></text:p>
      <text:p text:style-name="P56"><text:tab/><text:tab/><text:span text:style-name="T98">msd[0,t] = t<text:tab/><text:tab/><text:tab/><text:tab/><text:tab/><text:tab/></text:span><text:span text:style-name="T101"># First line for time</text:span></text:p>
      <text:p text:style-name="P56"><text:tab/><text:tab/><text:span text:style-name="T53">for d in range(par.dim) :</text:span></text:p>
      <text:p text:style-name="P56"><text:span text:style-name="T100"><text:tab/><text:tab/></text:span><text:span text:style-name="T102"><text:tab/>msd[</text:span><text:span text:style-name="T103">1,</text:span><text:span text:style-name="T86">t</text:span><text:span text:style-name="T104">]</text:span><text:span text:style-name="T105"> </text:span><text:span text:style-name="T106">+</text:span><text:span text:style-name="T105">= </text:span><text:span text:style-name="T107">(traj[</text:span><text:span text:style-name="T108">d</text:span><text:span text:style-name="T107">,t]-traj[</text:span><text:span text:style-name="T108">d</text:span><text:span text:style-name="T107">,</text:span><text:span text:style-name="T109">0</text:span><text:span text:style-name="T107">])**2</text:span><text:span text:style-name="T110"><text:tab/><text:tab/></text:span><text:span text:style-name="T111"># Second line for msd</text:span></text:p>
      <text:p text:style-name="P57"><text:span text:style-name="T112"><text:tab/>return ms</text:span><text:span text:style-name="T113">d</text:span></text:p>
      <text:p text:style-name="P58"><text:soft-page-break/># msd with many intervals</text:p>
      <text:p text:style-name="P59">traj_msd(traj,par) :</text:p>
      <text:p text:style-name="P59"><text:tab/><text:span text:style-name="T114">n = par.n_traj</text:span></text:p>
      <text:p text:style-name="P60"><text:tab/><text:span text:style-name="T115">nlagmax = int(par.Tmax/par.dT)</text:span></text:p>
      <text:p text:style-name="P59"><text:tab/><text:span text:style-name="T13">msd = arra</text:span><text:span text:style-name="T116">y</text:span><text:span text:style-name="T13"> (par.dim * </text:span><text:span text:style-name="T114">n</text:span><text:span text:style-name="T13">)</text:span></text:p>
      <text:p text:style-name="P60"><text:tab/>for <text:span text:style-name="T115">nlag</text:span> in range(<text:span text:style-name="T115">0</text:span><text:span text:style-name="T117">,</text:span><text:span text:style-name="T115">nlagmax</text:span>) :</text:p>
      <text:p text:style-name="P60"><text:tab/><text:tab/><text:span text:style-name="T118">msd[0,</text:span><text:span text:style-name="T115">nlag</text:span><text:span text:style-name="T118">] = </text:span><text:span text:style-name="T115">nlag</text:span><text:span text:style-name="T118"> * par.dT</text:span></text:p>
      <text:p text:style-name="P60"><text:tab/><text:tab/><text:span text:style-name="T119">S = 0,</text:span></text:p>
      <text:p text:style-name="P60"><text:tab/><text:tab/><text:span text:style-name="T117">for </text:span><text:span text:style-name="T115">nstart</text:span><text:span text:style-name="T117"> in range(</text:span><text:span text:style-name="T118">n-</text:span><text:span text:style-name="T115">nlag</text:span><text:span text:style-name="T117">) :</text:span></text:p>
      <text:p text:style-name="P60"><text:tab/><text:tab/><text:tab/><text:span text:style-name="T117">for d in range(par.dim) :</text:span></text:p>
      <text:p text:style-name="P60"><text:tab/><text:tab/><text:tab/><text:tab/><text:span text:style-name="T119">S += (traj[d,p+tau] – traj[d,p])**2</text:span></text:p>
      <text:p text:style-name="P60"><text:tab/><text:tab/><text:span text:style-name="T119">msd[1,</text:span><text:span text:style-name="T115">nlag</text:span><text:span text:style-name="T119">] = S/(n-tau)</text:span></text:p>
      <text:p text:style-name="P60"><text:tab/><text:span text:style-name="T117">return msd</text:span></text:p>
      <text:p text:style-name="P60"><text:tab/><text:tab/><text:tab/></text:p>
      <text:p text:style-name="P61"><text:span text:style-name="T113">r</text:span><text:span text:style-name="T112">es_write_msd(res) :</text:span></text:p>
      <text:p text:style-name="P61"><text:span text:style-name="T112"><text:tab/></text:span><text:span text:style-name="T120">filepath = res.filepath</text:span></text:p>
      <text:p text:style-name="P62"><text:tab/>data = separate res.msd in 2 different columns for times and msd values</text:p>
      <text:p text:style-name="P62"><text:tab/>save data in filepath</text:p>
      <text:p text:style-name="P62"><text:tab/></text:p>
      <text:p text:style-name="P63">MAIN</text:p>
      <text:p text:style-name="P64">initialize par,res</text:p>
      <text:p text:style-name="P64">initialize particle p</text:p>
      <text:p text:style-name="P64">generate trajectory traj</text:p>
      <text:p text:style-name="P64">compute msd of traj</text:p>
      <text:p text:style-name="P64">write result in res</text:p>
      <text:p text:style-name="P65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4:58:21.438232168</meta:creation-date>
    <meta:generator>LibreOffice/25.2.3.2$Linux_X86_64 LibreOffice_project/520$Build-2</meta:generator>
    <dc:date>2025-11-27T10:49:15.134543910</dc:date>
    <meta:editing-duration>PT6H10M12S</meta:editing-duration>
    <meta:editing-cycles>11</meta:editing-cycles>
    <meta:document-statistic meta:table-count="0" meta:image-count="0" meta:object-count="0" meta:page-count="4" meta:paragraph-count="166" meta:word-count="918" meta:character-count="6070" meta:non-whitespace-character-count="4933"/>
  </office:meta>
</office:document-meta>
</file>